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 fo:text-align="start" style:writing-mode="lr-tb"/>
    </style:style>
    <style:style style:name="P12" style:parent-style-name="Textbody" style:family="paragraph">
      <style:paragraph-properties fo:text-align="start" style:writing-mode="lr-tb"/>
    </style:style>
    <style:style style:name="P13" style:parent-style-name="Textbody" style:family="paragraph">
      <style:paragraph-properties fo:text-align="start" style:writing-mode="lr-tb"/>
    </style:style>
    <style:style style:name="P14" style:parent-style-name="Textbody" style:family="paragraph">
      <style:paragraph-properties fo:text-align="start" style:writing-mode="lr-tb"/>
    </style:style>
    <style:style style:name="P15" style:parent-style-name="Textbody" style:family="paragraph">
      <style:paragraph-properties fo:text-align="start" style:writing-mode="lr-tb"/>
    </style:style>
    <style:style style:name="P16" style:parent-style-name="Textbody" style:family="paragraph">
      <style:paragraph-properties fo:text-align="start" style:writing-mode="lr-tb"/>
    </style:style>
    <style:style style:name="T17" style:parent-style-name="DefaultParagraphFont" style:family="text">
      <style:text-properties style:font-name-complex="Times New Roman"/>
    </style:style>
    <style:style style:name="TableColumn19" style:family="table-column">
      <style:table-column-properties style:column-width="3.3465in" style:use-optimal-column-width="false"/>
    </style:style>
    <style:style style:name="TableColumn20" style:family="table-column">
      <style:table-column-properties style:column-width="3.3465in" style:use-optimal-column-width="false"/>
    </style:style>
    <style:style style:name="Table18" style:family="table">
      <style:table-properties style:width="6.69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" style:parent-style-name="DefaultParagraphFont" style:family="text">
      <style:text-properties style:font-name-complex="Times New Roman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-complex="Times New Roma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-complex="Times New Roma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DefaultParagraphFont" style:family="text">
      <style:text-properties style:font-name-complex="Times New Roma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-complex="Times New Roman"/>
    </style:style>
    <style:style style:name="P36" style:parent-style-name="Textbody" style:family="paragraph">
      <style:paragraph-properties fo:text-align="start" style:writing-mode="lr-tb"/>
    </style:style>
    <style:style style:name="P37" style:parent-style-name="Textbody" style:family="paragraph">
      <style:paragraph-properties fo:text-align="start" style:writing-mode="lr-tb"/>
    </style:style>
    <style:style style:name="P38" style:parent-style-name="Textbody" style:family="paragraph">
      <style:paragraph-properties fo:text-align="start" style:writing-mode="lr-tb"/>
    </style:style>
    <style:style style:name="T39" style:parent-style-name="DefaultParagraphFont" style:family="text">
      <style:text-properties style:font-name-complex="Times New Roman"/>
    </style:style>
    <style:style style:name="P40" style:parent-style-name="Textbody" style:family="paragraph">
      <style:paragraph-properties fo:text-align="start" style:writing-mode="lr-tb"/>
    </style:style>
    <style:style style:name="T41" style:parent-style-name="DefaultParagraphFont" style:family="text">
      <style:text-properties style:font-name-complex="Times New Roman"/>
    </style:style>
    <style:style style:name="T42" style:parent-style-name="DefaultParagraphFont" style:family="text">
      <style:text-properties style:font-name-complex="Times New Roman"/>
    </style:style>
    <style:style style:name="T43" style:parent-style-name="DefaultParagraphFont" style:family="text">
      <style:text-properties style:font-name-complex="Times New Roman"/>
    </style:style>
    <style:style style:name="P44" style:parent-style-name="Textbody" style:family="paragraph">
      <style:paragraph-properties fo:text-align="start" style:writing-mode="lr-tb"/>
    </style:style>
    <style:style style:name="T45" style:parent-style-name="DefaultParagraphFont" style:family="text">
      <style:text-properties style:font-name-complex="Times New Roman"/>
    </style:style>
    <style:style style:name="P46" style:parent-style-name="Textbody" style:family="paragraph">
      <style:paragraph-properties fo:text-align="start" style:writing-mode="lr-tb"/>
    </style:style>
    <style:style style:name="P47" style:parent-style-name="Textbody" style:family="paragraph">
      <style:paragraph-properties fo:text-align="start" style:writing-mode="lr-tb"/>
    </style:style>
    <style:style style:name="T48" style:parent-style-name="DefaultParagraphFont" style:family="text">
      <style:text-properties style:font-name-complex="Times New Roman"/>
    </style:style>
    <style:style style:name="T49" style:parent-style-name="DefaultParagraphFont" style:family="text">
      <style:text-properties style:font-name-complex="Times New Roman"/>
    </style:style>
    <style:style style:name="T50" style:parent-style-name="DefaultParagraphFont" style:family="text">
      <style:text-properties style:font-name-complex="Times New Roman"/>
    </style:style>
    <style:style style:name="P51" style:parent-style-name="Textbody" style:family="paragraph">
      <style:paragraph-properties fo:text-align="start" style:writing-mode="lr-tb"/>
    </style:style>
    <style:style style:name="T52" style:parent-style-name="DefaultParagraphFont" style:family="text">
      <style:text-properties style:font-name-complex="Times New Roman"/>
    </style:style>
    <style:style style:name="T53" style:parent-style-name="DefaultParagraphFont" style:family="text">
      <style:text-properties style:font-name-complex="Times New Roman"/>
    </style:style>
    <style:style style:name="T54" style:parent-style-name="DefaultParagraphFont" style:family="text">
      <style:text-properties style:font-name-complex="Times New Roman"/>
    </style:style>
    <style:style style:name="T55" style:parent-style-name="DefaultParagraphFont" style:family="text">
      <style:text-properties style:font-name-complex="Times New Roman"/>
    </style:style>
    <style:style style:name="P56" style:parent-style-name="Textbody" style:family="paragraph">
      <style:paragraph-properties fo:text-align="start" style:writing-mode="lr-tb"/>
    </style:style>
    <style:style style:name="T57" style:parent-style-name="DefaultParagraphFont" style:family="text">
      <style:text-properties style:font-name-complex="Times New Roman"/>
    </style:style>
    <style:style style:name="T58" style:parent-style-name="DefaultParagraphFont" style:family="text">
      <style:text-properties style:font-name-complex="Times New Roman"/>
    </style:style>
    <style:style style:name="P59" style:parent-style-name="Textbody" style:family="paragraph">
      <style:paragraph-properties fo:text-align="start" style:writing-mode="lr-tb"/>
    </style:style>
    <style:style style:name="P60" style:parent-style-name="Textbody" style:family="paragraph">
      <style:paragraph-properties fo:text-align="start" style:writing-mode="lr-tb"/>
    </style:style>
    <style:style style:name="P61" style:parent-style-name="Textbody" style:family="paragraph">
      <style:paragraph-properties fo:text-align="start" style:writing-mode="lr-tb"/>
    </style:style>
    <style:style style:name="P62" style:parent-style-name="Textbody" style:family="paragraph">
      <style:paragraph-properties fo:text-align="start" style:writing-mode="lr-tb"/>
    </style:style>
    <style:style style:name="T63" style:parent-style-name="DefaultParagraphFont" style:family="text">
      <style:text-properties style:font-name-complex="Times New Roman"/>
    </style:style>
    <style:style style:name="P64" style:parent-style-name="Textbody" style:family="paragraph">
      <style:paragraph-properties fo:text-align="start" style:writing-mode="lr-tb"/>
    </style:style>
    <style:style style:name="P65" style:parent-style-name="Heading1" style:family="paragraph">
      <style:paragraph-properties fo:text-align="start" style:writing-mode="lr-tb"/>
    </style:style>
    <style:style style:name="P66" style:parent-style-name="Textbody" style:family="paragraph">
      <style:paragraph-properties fo:text-align="start" style:writing-mode="lr-tb"/>
    </style:style>
    <style:style style:name="P67" style:parent-style-name="Textbody" style:family="paragraph">
      <style:paragraph-properties fo:text-align="start" style:writing-mode="lr-tb"/>
    </style:style>
    <style:style style:name="T68" style:parent-style-name="DefaultParagraphFont" style:family="text">
      <style:text-properties style:font-name-complex="Times New Roman"/>
    </style:style>
    <style:style style:name="P69" style:parent-style-name="Textbody" style:family="paragraph">
      <style:paragraph-properties fo:text-align="start" style:writing-mode="lr-tb"/>
    </style:style>
    <style:style style:name="P70" style:parent-style-name="Textbody" style:family="paragraph">
      <style:paragraph-properties fo:text-align="start" style:writing-mode="lr-tb"/>
    </style:style>
    <style:style style:name="P71" style:parent-style-name="Textbody" style:family="paragraph">
      <style:paragraph-properties fo:text-align="start" style:writing-mode="lr-tb"/>
    </style:style>
    <style:style style:name="T72" style:parent-style-name="DefaultParagraphFont" style:family="text">
      <style:text-properties style:font-name-complex="Times New Roman"/>
    </style:style>
    <style:style style:name="T73" style:parent-style-name="DefaultParagraphFont" style:family="text">
      <style:text-properties style:font-name-complex="Times New Roman"/>
    </style:style>
    <style:style style:name="P74" style:parent-style-name="Textbody" style:family="paragraph">
      <style:paragraph-properties fo:text-align="start" style:writing-mode="lr-tb"/>
    </style:style>
    <style:style style:name="P75" style:parent-style-name="Textbody" style:family="paragraph">
      <style:paragraph-properties fo:text-align="start" style:writing-mode="lr-tb"/>
    </style:style>
    <style:style style:name="T76" style:parent-style-name="DefaultParagraphFont" style:family="text">
      <style:text-properties style:font-name-complex="Times New Roman"/>
    </style:style>
    <style:style style:name="P77" style:parent-style-name="Textbody" style:family="paragraph">
      <style:paragraph-properties fo:text-align="start" style:writing-mode="lr-tb"/>
    </style:style>
    <style:style style:name="P78" style:parent-style-name="Textbody" style:family="paragraph">
      <style:paragraph-properties fo:text-align="start" style:writing-mode="lr-tb"/>
    </style:style>
    <style:style style:name="T79" style:parent-style-name="DefaultParagraphFont" style:family="text">
      <style:text-properties style:font-name-complex="Times New Roman"/>
    </style:style>
    <style:style style:name="T80" style:parent-style-name="DefaultParagraphFont" style:family="text">
      <style:text-properties style:font-name-complex="Times New Roman"/>
    </style:style>
    <style:style style:name="P81" style:parent-style-name="Textbody" style:family="paragraph">
      <style:paragraph-properties fo:text-align="start" style:writing-mode="lr-tb"/>
    </style:style>
    <style:style style:name="P82" style:parent-style-name="Textbody" style:family="paragraph">
      <style:paragraph-properties fo:text-align="start" style:writing-mode="lr-tb"/>
    </style:style>
    <style:style style:name="P83" style:parent-style-name="Textbody" style:family="paragraph">
      <style:paragraph-properties fo:text-align="start" style:writing-mode="lr-tb"/>
    </style:style>
    <style:style style:name="P84" style:parent-style-name="Textbody" style:family="paragraph">
      <style:paragraph-properties fo:text-align="start" style:writing-mode="lr-tb"/>
    </style:style>
    <style:style style:name="P85" style:parent-style-name="Heading2" style:family="paragraph">
      <style:paragraph-properties fo:text-align="start" style:writing-mode="lr-tb"/>
    </style:style>
    <style:style style:name="P86" style:parent-style-name="Textbody" style:family="paragraph">
      <style:paragraph-properties fo:text-align="start" style:writing-mode="lr-tb"/>
    </style:style>
    <style:style style:name="P87" style:parent-style-name="Textbody" style:family="paragraph">
      <style:paragraph-properties fo:text-align="start" style:writing-mode="lr-tb"/>
    </style:style>
    <style:style style:name="P88" style:parent-style-name="Textbody" style:family="paragraph">
      <style:paragraph-properties fo:text-align="start" style:writing-mode="lr-tb"/>
    </style:style>
    <style:style style:name="P89" style:parent-style-name="Textbody" style:family="paragraph">
      <style:paragraph-properties fo:text-align="start" style:writing-mode="lr-tb"/>
    </style:style>
    <style:style style:name="P90" style:parent-style-name="Textbody" style:family="paragraph">
      <style:paragraph-properties fo:text-align="start" style:writing-mode="lr-tb"/>
    </style:style>
    <style:style style:name="P91" style:parent-style-name="Heading2" style:family="paragraph">
      <style:paragraph-properties fo:text-align="start" style:writing-mode="lr-tb"/>
    </style:style>
    <style:style style:name="P92" style:parent-style-name="Textbody" style:family="paragraph">
      <style:paragraph-properties fo:text-align="start" style:writing-mode="lr-tb"/>
    </style:style>
  </office:automatic-styles>
  <office:body>
    <office:text text:use-soft-page-breaks="true">
      <text:h text:style-name="P1" text:outline-level="1">Lectio 3</text:h>
      <text:p text:style-name="P12">The Others says that even if their bottles were empty.</text:p>
      <text:p text:style-name="P13">In Oxford there</text:p>
      <text:p text:style-name="P14">the unit here is trying to explain the relation of people of israel, in time of hardship, in relation to the faith in god</text:p>
      <text:p text:style-name="P15">we have in this unit a specturm of<text:s/>interpretation]</text:p>
      <text:p text:style-name="P16">In comprasion to<text:s/><text:span text:style-name="T17">מכילתא דרשבי</text:span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TableContents"><text:span text:style-name="T23">רשבי</text:span></text:p>
          </table:table-cell>
          <table:table-cell table:style-name="TableCell24">
            <text:p text:style-name="TableContents"><text:span text:style-name="T25">רי</text:span></text:p>
          </table:table-cell>
        </table:table-row>
        <table:table-row table:style-name="TableRow26">
          <table:table-cell table:style-name="TableCell27">
            <text:p text:style-name="TableContents"><text:span text:style-name="T28">ליגע</text:span></text:p>
          </table:table-cell>
          <table:table-cell table:style-name="TableCell29">
            <text:p text:style-name="TableContents"><text:span text:style-name="T30">כשמועו</text:span></text:p>
          </table:table-cell>
        </table:table-row>
        <table:table-row table:style-name="TableRow31">
          <table:table-cell table:style-name="TableCell32">
            <text:p text:style-name="TableContents"><text:span text:style-name="T33">לנסותם</text:span></text:p>
          </table:table-cell>
          <table:table-cell table:style-name="TableCell34">
            <text:p text:style-name="TableContents"><text:span text:style-name="T35">כדי ליגע</text:span></text:p>
          </table:table-cell>
        </table:table-row>
      </table:table>
      <text:p text:style-name="P36"/>
      <text:p text:style-name="P37">Since there is no clear tension between the two positions <text:s text:c="2"/>it could be argued that kater interpretation would be completed</text:p>
      <text:p text:style-name="P38"><text:span text:style-name="T39">דרי</text:span><text:s/>is more <text:s/>consitsent in that it is<text:s/>clearly positive from rabbi yehoshua while in rashbi is negative</text:p>
      <text:p text:style-name="P40">why wouldnt it suprise us that<text:s/><text:span text:style-name="T41">כשמועו</text:span><text:s/>will appear in due to<text:s/><text:span text:style-name="T42">רי</text:span><text:s/>have the<text:s/><text:span text:style-name="T43">מידות</text:span><text:s/>which give a palce of reflexive interpertion <text:s/>that allow him to discern <text:s/>when he need to use extra tools</text:p>
      <text:p text:style-name="P44">in the school of<text:s/><text:span text:style-name="T45">רשבי</text:span><text:s/>which goes to explain the words in relation to an officiis if he have nothing to adds it wouldnt add to it.</text:p>
      <text:p text:style-name="P46">You need to mark when you don’t allegorize</text:p>
      <text:p text:style-name="P47">the focal point that even in haggada<text:s/><text:span text:style-name="T48">רשבי</text:span><text:s/>reduce usage of<text:s/><text:span text:style-name="T49">כשמועו</text:span><text:s/>in comprasion to<text:s/><text:span text:style-name="T50">רי</text:span>.</text:p>
      <text:p text:style-name="P51"><text:span text:style-name="T52">רשבי</text:span><text:s/>expand as just<text:s/><text:span text:style-name="T53">כשמועו</text:span><text:s text:c="2"/>is not enough and it seems to be systematic editiing on<text:s/><text:span text:style-name="T54">רשבי</text:span><text:s/>part that remove from <text:s/>the usage of<text:s/><text:span text:style-name="T55">כשמועו</text:span></text:p>
      <text:p text:style-name="P56">On top of that<text:s/><text:span text:style-name="T57">כשמועו</text:span><text:s/>come in a metastructure where it is in negation to<text:s/><text:span text:style-name="T58">דורשי רשומות</text:span></text:p>
      <text:p text:style-name="P59">we saw till now 4 opinoins we spoke on 3 of<text:s/>them, we saw the editing of rashbi , we asked why is it?</text:p>
      <text:p text:style-name="P60">We rasied the idea of theological difference but it seems it is not but rather it is in the reflective nature</text:p>
      <text:p text:style-name="P61">now it is apparent that this difference remains in both hagadic and halachic midrash, the question raised <text:s/>if ti reflect the school itself and at least in this point it seems to go back to the school. <text:s/>Even outside the midrashic element</text:p>
      <text:p text:style-name="P62">Next week we will speak on<text:s/><text:span text:style-name="T63">דורשי רשומות</text:span><text:s/>through Boyarin article.</text:p>
      <text:p text:style-name="P64"/>
      <text:soft-page-break/>
      <text:h text:style-name="P65" text:outline-level="1">Lectio 3 25/03/2019</text:h>
      <text:p text:style-name="P66">We can ask how the type of method of a particular school sipped into the midrash.</text:p>
      <text:p text:style-name="P67">Boyarin argue aginst Lautbrach that everytime there is<text:s/><text:span text:style-name="T68">דורשי רשומות</text:span><text:s text:c="2"/>is allegorical</text:p>
      <text:p text:style-name="P69">While Boyarin argue they explained hard passages.</text:p>
      <text:p text:style-name="P70">Q:Is the fact there is putting against means it</text:p>
      <text:p text:style-name="P71">There is an<text:s/>issue with <text:s/>the argument that just because “<text:span text:style-name="T72">רשומות</text:span>" means “<text:span text:style-name="T73">סתומות</text:span>" say nothing on the issues the text struggle with here</text:p>
      <text:p text:style-name="P74">furthermore just semantical understanding don’t help to understand systematic usage.</text:p>
      <text:p text:style-name="P75">This is like “<text:span text:style-name="T76">פתחתא</text:span>" which [] argue it is not opening but a solution. It is by giving another context by which we illuminate about the current passage</text:p>
      <text:p text:style-name="P77">it could be that the allegory means they link stories that is to say they explain one passage with another story.</text:p>
      <text:p text:style-name="P78">If you may request the difference between<text:s/>allegory to<text:s/><text:span text:style-name="T79">דורשי רשומות</text:span><text:s/>is that the philonic allegory move one text to another text while<text:s/><text:span text:style-name="T80">דורשי רשומות</text:span><text:s/>bring one text to a broader perspective within the text. Thus the symbolized <text:s/>doesn’t take over as the main goal</text:p>
      <text:p text:style-name="P81">Lets examine all of the example</text:p>
      <text:p text:style-name="P82">this can expand the <text:s/>understanding of the origin of midrash</text:p>
      <text:p text:style-name="P83">those interpretation are focused in Exodus</text:p>
      <text:p text:style-name="P84">to read 160-172</text:p>
      <text:h text:style-name="P85" text:outline-level="2">Lectio 4</text:h>
      <text:p text:style-name="P86">It rise the question whatever the mamonot <text:s/>is <text:s/>enough to have knasot or you need further operation in knasot.</text:p>
      <text:p text:style-name="P87">There is the<text:s/>option that he give</text:p>
      <text:p text:style-name="P88">there is a question how much wise have conceptualization of gradation of dinei mamont</text:p>
      <text:p text:style-name="P89">when we have the same din in the same place are they distinguish</text:p>
      <text:p text:style-name="P90"/>
      <text:h text:style-name="P91" text:outline-level="2">Lectio 7</text:h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David CLM" svg:font-family="David CLM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David CLM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e" style:country-complex="IL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end" style:writing-mode="rl-tb"/>
      <style:text-properties style:font-name="David CLM" style:font-name-asian="David CLM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WenQuanYi Micro Hei" fo:font-size="14pt" style:font-size-asian="14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305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2" style:family="table">
      <style:table-properties style:width="6.693in" fo:margin-left="0in" style:writing-mode="rl-tb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18/03/19</text:p>
            </table:table-cell>
            <table:table-cell table:style-name="TableCell8">
              <text:p text:style-name="P9">Mechilta</text:p>
            </table:table-cell>
            <table:table-cell table:style-name="TableCell10">
              <text:p text:style-name="TableContents"/>
            </table:table-cell>
          </table:table-row>
        </table:table>
        <text:p text:style-name="Header"/>
      </style:header>
      <style:footer>
        <text:p text:style-name="P11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Lectio</dc:title>
    <dc:creator>dash ash</dc:creator>
    <meta:creation-date>2019-03-18T14:42:00Z</meta:creation-date>
    <dc:date>2019-05-26T07:31:00Z</dc:date>
    <meta:template xlink:href="Studies.ott" xlink:type="simple"/>
    <meta:editing-cycles>12</meta:editing-cycles>
    <meta:editing-duration>PT16140S</meta:editing-duration>
    <meta:document-statistic meta:page-count="2" meta:paragraph-count="6" meta:word-count="479" meta:character-count="3209" meta:row-count="22" meta:non-whitespace-character-count="2736"/>
  </office:meta>
</office:document-meta>
</file>